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12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624cm"/>
    </style:style>
    <style:style style:name="gr8" style:family="graphic" style:parent-style-name="standard">
      <style:graphic-properties draw:stroke="none" draw:fill="none" fo:min-height="0.53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24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family="Play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dddddd" fo:font-family="Play" style:font-pitch="variable" fo:font-size="10pt" fo:font-weight="bold" style:font-size-asian="10pt" style:font-size-complex="10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family="Play" style:font-pitch="variable" fo:font-size="10pt" style:font-family-asian="TimesNewRomanPSMT" style:font-family-generic-asian="roman" style:font-size-asian="10pt" style:font-family-complex="TimesNewRomanPSMT" style:font-family-generic-complex="roman" style:font-size-complex="10pt"/>
    </style:style>
    <style:style style:name="P6" style:family="paragraph">
      <style:text-properties fo:font-family="Play" style:font-pitch="variable" fo:font-size="12pt" style:font-size-asian="8pt" style:font-size-complex="8pt"/>
    </style:style>
    <style:style style:name="P7" style:family="paragraph">
      <style:text-properties fo:font-family="Play" style:font-pitch="variable" fo:font-size="8pt" style:font-size-asian="8pt" style:font-size-complex="8pt"/>
    </style:style>
    <style:style style:name="P8" style:family="paragraph">
      <style:paragraph-properties fo:text-align="center" style:text-autospace="none"/>
      <style:text-properties fo:font-family="Play" style:font-pitch="variable" fo:font-size="12pt" style:font-family-asian="TimesNewRomanPSMT" style:font-family-generic-asian="roman" style:font-size-asian="12pt" style:font-family-complex="TimesNewRomanPSMT" style:font-family-generic-complex="roman" style:font-size-complex="12pt"/>
    </style:style>
    <style:style style:name="P9" style:family="paragraph">
      <style:paragraph-properties fo:text-align="center"/>
      <style:text-properties fo:font-family="Play" style:font-pitch="variable" fo:font-size="8pt" style:font-size-asian="8pt" style:font-size-complex="8pt"/>
    </style:style>
    <style:style style:name="T1" style:family="text">
      <style:text-properties fo:color="#dddddd" fo:font-family="Play" style:font-pitch="variable" fo:font-size="10pt" fo:font-weight="bold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Play" style:font-pitch="variable" fo:font-size="10pt" fo:font-style="normal" fo:text-shadow="none" style:text-underline-style="none" fo:font-weight="normal" style:letter-kerning="true" style:font-family-asian="TimesNewRomanPSMT" style:font-family-generic-asian="roman" style:font-size-asian="10pt" style:font-style-asian="normal" style:font-weight-asian="normal" style:font-family-complex="TimesNewRomanPSMT" style:font-family-generic-complex="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Play" style:font-style-name="Regular" fo:font-size="10pt" fo:font-style="normal" fo:text-shadow="none" style:text-underline-style="none" fo:font-weight="normal" style:letter-kerning="true" style:font-family-asian="Play" style:font-style-name-asian="Regular" style:font-size-asian="10pt" style:font-style-asian="normal" style:font-weight-asian="normal" style:font-family-complex="Play" style:font-style-name-complex="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Play" style:font-pitch="variable" fo:font-size="10pt" fo:font-style="normal" fo:text-shadow="none" style:text-underline-style="none" fo:font-weight="normal" style:letter-kerning="true" style:font-family-asian="Play" style:font-style-name-asian="Regular" style:font-size-asian="10pt" style:font-style-asian="normal" style:font-weight-asian="normal" style:font-family-complex="Play" style:font-style-name-complex="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Play" style:font-pitch="variable" fo:font-size="12pt" style:font-size-asian="8pt" style:font-size-complex="8pt"/>
    </style:style>
    <style:style style:name="T6" style:family="text">
      <style:text-properties fo:font-family="Play" style:font-pitch="variable" fo:font-size="8pt" style:font-size-asian="8pt" style:font-size-complex="8pt"/>
    </style:style>
    <style:style style:name="T7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TimesNewRomanPSMT" style:font-family-generic-asian="roman" style:font-size-asian="12pt" style:font-style-asian="normal" style:font-weight-asian="normal" style:font-family-complex="TimesNewRomanPSMT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1cm" svg:y1="30.078cm" svg:x2="41.1cm" svg:y2="30.078cm">
          <text:p/>
        </draw:line>
        <draw:line draw:style-name="gr2" draw:text-style-name="P2" draw:layer="layout" svg:x1="25.6cm" svg:y1="37.478cm" svg:x2="25.5cm" svg:y2="28.178cm">
          <text:p/>
        </draw:line>
        <draw:frame draw:style-name="gr3" draw:text-style-name="P3" draw:layer="layout" svg:width="2.626cm" svg:height="0.7cm" svg:x="37.1cm" svg:y="29.278cm">
          <draw:text-box>
            <text:p><text:span text:style-name="T1">Глубина 4м</text:span></text:p>
          </draw:text-box>
        </draw:frame>
        <draw:rect draw:style-name="gr4" draw:text-style-name="P2" draw:layer="layout" svg:width="164.5cm" svg:height="27.7cm" svg:x="2.5cm" svg:y="1cm">
          <text:p/>
        </draw:rect>
        <draw:line draw:style-name="gr1" draw:text-style-name="P1" draw:layer="layout" svg:x1="3.1cm" svg:y1="30.085cm" svg:x2="41.1cm" svg:y2="30.085cm">
          <text:p/>
        </draw:line>
        <draw:frame draw:style-name="gr3" draw:text-style-name="P3" draw:layer="layout" svg:width="2.626cm" svg:height="0.7cm" svg:x="37.1cm" svg:y="29.285cm">
          <draw:text-box>
            <text:p><text:span text:style-name="T1">Глубина 4м</text:span></text:p>
          </draw:text-box>
        </draw:frame>
        <draw:line draw:style-name="gr1" draw:text-style-name="P1" draw:layer="layout" svg:x1="3.093cm" svg:y1="30.086cm" svg:x2="41.093cm" svg:y2="30.086cm">
          <text:p/>
        </draw:line>
        <draw:frame draw:style-name="gr3" draw:text-style-name="P3" draw:layer="layout" svg:width="2.626cm" svg:height="0.7cm" svg:x="37.093cm" svg:y="29.286cm">
          <draw:text-box>
            <text:p><text:span text:style-name="T1">Глубина 4м</text:span></text:p>
          </draw:text-box>
        </draw:frame>
        <draw:frame draw:style-name="gr5" draw:text-style-name="P5" draw:layer="layout" svg:width="3cm" svg:height="0.7cm" draw:transform="rotate (-0.000174532926386273) translate (161.9cm 28.7cm)">
          <draw:text-box>
            <text:p text:style-name="P4"><text:span text:style-name="T2">Формат A4 </text:span><text:span text:style-name="T3">×</text:span><text:span text:style-name="T4"> 8</text:span></text:p>
          </draw:text-box>
        </draw:frame>
        <draw:frame draw:style-name="gr6" draw:text-style-name="P6" draw:layer="layout" svg:width="1.041cm" svg:height="0.8cm" svg:x="165.5cm" svg:y="1.2cm">
          <draw:text-box>
            <text:p><text:span text:style-name="T5">11</text:span></text:p>
          </draw:text-box>
        </draw:frame>
        <draw:g>
          <draw:frame draw:style-name="gr7" draw:text-style-name="P7" draw:layer="layout" svg:width="1.124cm" svg:height="0.611cm" svg:x="148.5cm" svg:y="25.1cm">
            <draw:text-box>
              <text:p><text:span text:style-name="T6">Изм.</text:span></text:p>
            </draw:text-box>
          </draw:frame>
          <draw:frame draw:style-name="gr7" draw:text-style-name="P7" draw:layer="layout" svg:width="1.424cm" svg:height="0.611cm" svg:x="149.3cm" svg:y="25.1cm">
            <draw:text-box>
              <text:p><text:span text:style-name="T6">Кол. уч</text:span></text:p>
            </draw:text-box>
          </draw:frame>
          <draw:frame draw:style-name="gr7" draw:text-style-name="P7" draw:layer="layout" svg:width="1.124cm" svg:height="0.611cm" svg:x="150.5cm" svg:y="25.1cm">
            <draw:text-box>
              <text:p><text:span text:style-name="T6">Лист</text:span></text:p>
            </draw:text-box>
          </draw:frame>
          <draw:frame draw:style-name="gr7" draw:text-style-name="P7" draw:layer="layout" svg:width="1.524cm" svg:height="0.611cm" svg:x="151.324cm" svg:y="25.1cm">
            <draw:text-box>
              <text:p><text:span text:style-name="T6">№ </text:span><text:span text:style-name="T6">док.</text:span></text:p>
            </draw:text-box>
          </draw:frame>
          <draw:frame draw:style-name="gr7" draw:text-style-name="P7" draw:layer="layout" svg:width="1.224cm" svg:height="0.611cm" svg:x="152.689cm" svg:y="25.1cm">
            <draw:text-box>
              <text:p><text:span text:style-name="T6">Подп</text:span></text:p>
            </draw:text-box>
          </draw:frame>
          <draw:frame draw:style-name="gr7" draw:text-style-name="P7" draw:layer="layout" svg:width="1.224cm" svg:height="0.611cm" svg:x="154cm" svg:y="25.1cm">
            <draw:text-box>
              <text:p><text:span text:style-name="T6">Дата</text:span></text:p>
            </draw:text-box>
          </draw:frame>
          <draw:frame draw:style-name="gr7" draw:text-style-name="P7" draw:layer="layout" svg:width="1.124cm" svg:height="0.611cm" svg:x="163.724cm" svg:y="25.701cm">
            <draw:text-box>
              <text:p><text:span text:style-name="T6">Лист</text:span></text:p>
            </draw:text-box>
          </draw:frame>
          <draw:frame draw:style-name="gr8" draw:text-style-name="P8" draw:layer="layout" svg:width="5.994cm" svg:height="0.789cm" svg:x="158.606cm" svg:y="23.3cm">
            <draw:text-box>
              <text:p text:style-name="P4"><text:span text:style-name="T7">Шифр объекта -Г.1</text:span></text:p>
            </draw:text-box>
          </draw:frame>
          <draw:frame draw:style-name="gr7" draw:text-style-name="P7" draw:layer="layout" svg:width="1.5cm" svg:height="0.611cm" svg:x="165.324cm" svg:y="25.701cm">
            <draw:text-box>
              <text:p><text:span text:style-name="T6">Листов</text:span></text:p>
            </draw:text-box>
          </draw:frame>
          <draw:frame draw:style-name="gr7" draw:text-style-name="P7" draw:layer="layout" svg:width="1.5cm" svg:height="0.611cm" svg:x="162.068cm" svg:y="25.701cm">
            <draw:text-box>
              <text:p><text:span text:style-name="T6">Стадия</text:span></text:p>
            </draw:text-box>
          </draw:frame>
          <draw:frame draw:style-name="gr7" draw:text-style-name="P7" draw:layer="layout" svg:width="1.924cm" svg:height="0.611cm" svg:x="148.524cm" svg:y="25.6cm">
            <draw:text-box>
              <text:p><text:span text:style-name="T6">Разраб.</text:span></text:p>
            </draw:text-box>
          </draw:frame>
          <draw:g>
            <draw:rect draw:style-name="gr4" draw:text-style-name="P2" draw:layer="layout" svg:width="18.5cm" svg:height="5.5cm" svg:x="148.524cm" svg:y="23.2cm">
              <text:p/>
            </draw:rect>
            <draw:line draw:style-name="gr9" draw:text-style-name="P2" draw:layer="layout" svg:x1="148.524cm" svg:y1="23.7cm" svg:x2="155.024cm" svg:y2="23.7cm">
              <text:p/>
            </draw:line>
            <draw:line draw:style-name="gr10" draw:text-style-name="P2" draw:layer="layout" svg:x1="150.524cm" svg:y1="23.2cm" svg:x2="150.524cm" svg:y2="28.7cm">
              <text:p/>
            </draw:line>
            <draw:line draw:style-name="gr10" draw:text-style-name="P2" draw:layer="layout" svg:x1="155.024cm" svg:y1="23.2cm" svg:x2="155.024cm" svg:y2="28.7cm">
              <text:p/>
            </draw:line>
            <draw:line draw:style-name="gr10" draw:text-style-name="P2" draw:layer="layout" svg:x1="155.024cm" svg:y1="24.2cm" svg:x2="167.024cm" svg:y2="24.2cm">
              <text:p/>
            </draw:line>
            <draw:line draw:style-name="gr10" draw:text-style-name="P2" draw:layer="layout" svg:x1="148.524cm" svg:y1="25.7cm" svg:x2="167.024cm" svg:y2="25.7cm">
              <text:p/>
            </draw:line>
            <draw:line draw:style-name="gr10" draw:text-style-name="P2" draw:layer="layout" svg:x1="155.024cm" svg:y1="27.2cm" svg:x2="167.024cm" svg:y2="27.2cm">
              <text:p/>
            </draw:line>
            <draw:line draw:style-name="gr9" draw:text-style-name="P2" draw:layer="layout" svg:x1="148.524cm" svg:y1="24.7cm" svg:x2="155.024cm" svg:y2="24.7cm">
              <text:p/>
            </draw:line>
            <draw:line draw:style-name="gr10" draw:text-style-name="P2" draw:layer="layout" svg:x1="148.524cm" svg:y1="25.2cm" svg:x2="155.024cm" svg:y2="25.2cm">
              <text:p/>
            </draw:line>
            <draw:line draw:style-name="gr9" draw:text-style-name="P2" draw:layer="layout" svg:x1="148.524cm" svg:y1="26.2cm" svg:x2="155.024cm" svg:y2="26.2cm">
              <text:p/>
            </draw:line>
            <draw:line draw:style-name="gr9" draw:text-style-name="P2" draw:layer="layout" svg:x1="148.524cm" svg:y1="26.7cm" svg:x2="155.024cm" svg:y2="26.7cm">
              <text:p/>
            </draw:line>
            <draw:line draw:style-name="gr9" draw:text-style-name="P2" draw:layer="layout" svg:x1="148.524cm" svg:y1="27.7cm" svg:x2="155.024cm" svg:y2="27.7cm">
              <text:p/>
            </draw:line>
            <draw:line draw:style-name="gr9" draw:text-style-name="P2" draw:layer="layout" svg:x1="148.524cm" svg:y1="28.2cm" svg:x2="155.024cm" svg:y2="28.2cm">
              <text:p/>
            </draw:line>
            <draw:line draw:style-name="gr10" draw:text-style-name="P2" draw:layer="layout" svg:x1="152.524cm" svg:y1="23.2cm" svg:x2="152.524cm" svg:y2="28.7cm">
              <text:p/>
            </draw:line>
            <draw:line draw:style-name="gr10" draw:text-style-name="P2" draw:layer="layout" svg:x1="154.024cm" svg:y1="23.2cm" svg:x2="154.024cm" svg:y2="28.7cm">
              <text:p/>
            </draw:line>
            <draw:line draw:style-name="gr10" draw:text-style-name="P2" draw:layer="layout" svg:x1="149.524cm" svg:y1="23.2cm" svg:x2="149.524cm" svg:y2="25.7cm">
              <text:p/>
            </draw:line>
            <draw:line draw:style-name="gr10" draw:text-style-name="P2" draw:layer="layout" svg:x1="151.524cm" svg:y1="23.2cm" svg:x2="151.524cm" svg:y2="25.7cm">
              <text:p/>
            </draw:line>
            <draw:line draw:style-name="gr9" draw:text-style-name="P2" draw:layer="layout" svg:x1="162.024cm" svg:y1="26.3cm" svg:x2="167.024cm" svg:y2="26.3cm">
              <text:p/>
            </draw:line>
            <draw:line draw:style-name="gr10" draw:text-style-name="P2" draw:layer="layout" svg:x1="162.024cm" svg:y1="25.7cm" svg:x2="162.024cm" svg:y2="28.7cm">
              <text:p/>
            </draw:line>
            <draw:line draw:style-name="gr11" draw:text-style-name="P2" draw:layer="layout" svg:x1="163.524cm" svg:y1="25.7cm" svg:x2="163.524cm" svg:y2="27.2cm">
              <text:p/>
            </draw:line>
            <draw:line draw:style-name="gr11" draw:text-style-name="P2" draw:layer="layout" svg:x1="165.024cm" svg:y1="25.7cm" svg:x2="165.024cm" svg:y2="27.2cm">
              <text:p/>
            </draw:line>
            <draw:line draw:style-name="gr9" draw:text-style-name="P2" draw:layer="layout" svg:x1="148.524cm" svg:y1="27.2cm" svg:x2="155.024cm" svg:y2="27.2cm">
              <text:p/>
            </draw:line>
            <draw:line draw:style-name="gr9" draw:text-style-name="P2" draw:layer="layout" svg:x1="148.524cm" svg:y1="24.2cm" svg:x2="155.024cm" svg:y2="24.2cm">
              <text:p/>
            </draw:line>
            <draw:line draw:style-name="gr9" draw:text-style-name="P2" draw:layer="layout" svg:x1="148.524cm" svg:y1="26.701cm" svg:x2="155.024cm" svg:y2="26.701cm">
              <text:p/>
            </draw:line>
          </draw:g>
          <draw:frame draw:style-name="gr7" draw:text-style-name="P7" draw:layer="layout" svg:width="1.924cm" svg:height="0.611cm" svg:x="148.524cm" svg:y="26.1cm">
            <draw:text-box>
              <text:p><text:span text:style-name="T6">Проверил</text:span></text:p>
            </draw:text-box>
          </draw:frame>
          <draw:frame draw:style-name="gr7" draw:text-style-name="P7" draw:layer="layout" svg:width="2.2cm" svg:height="0.611cm" svg:x="148.524cm" svg:y="28.089cm">
            <draw:text-box>
              <text:p><text:span text:style-name="T6">Нач. отдела</text:span></text:p>
            </draw:text-box>
          </draw:frame>
        </draw:g>
        <draw:g>
          <draw:g>
            <draw:path draw:style-name="gr12" draw:text-style-name="P2" draw:layer="layout" svg:width="1.199cm" svg:height="8.499cm" svg:x="1.3cm" svg:y="20.2cm" svg:viewBox="0 0 1200 8500" svg:d="M0 8500v-8500h1200v8500zM500 0v8500zM0 2500h1200zM0 6000h1200z">
              <text:p/>
            </draw:path>
            <draw:frame draw:style-name="gr13" draw:text-style-name="P7" draw:layer="layout" svg:width="2.4cm" svg:height="0.711cm" draw:transform="rotate (1.5707963267946) translate (1.2cm 28.5cm)">
              <draw:text-box>
                <text:p><text:span text:style-name="T6">Инв. № подл.</text:span></text:p>
              </draw:text-box>
            </draw:frame>
            <draw:frame draw:style-name="gr7" draw:text-style-name="P9" draw:layer="layout" svg:width="2.6cm" svg:height="0.611cm" draw:transform="rotate (1.5707963267946) translate (1.189cm 25.666cm)">
              <draw:text-box>
                <text:p text:style-name="P2"><text:span text:style-name="T6">Подпись и дата</text:span></text:p>
              </draw:text-box>
            </draw:frame>
            <draw:frame draw:style-name="gr7" draw:text-style-name="P9" draw:layer="layout" svg:width="2.278cm" svg:height="0.611cm" draw:transform="rotate (1.5707963267946) translate (1.189cm 22.478cm)">
              <draw:text-box>
                <text:p text:style-name="P2"><text:span text:style-name="T6">Взам. инв. №</text:span></text:p>
              </draw:text-box>
            </draw:frame>
          </draw:g>
          <draw:g>
            <draw:rect draw:style-name="gr14" draw:text-style-name="P2" draw:layer="layout" svg:width="1.5cm" svg:height="6.5cm" svg:x="1cm" svg:y="13.7cm">
              <text:p/>
            </draw:rect>
            <draw:line draw:style-name="gr10" draw:text-style-name="P2" draw:layer="layout" svg:x1="1cm" svg:y1="14.7cm" svg:x2="2.5cm" svg:y2="14.7cm">
              <text:p/>
            </draw:line>
            <draw:line draw:style-name="gr10" draw:text-style-name="P2" draw:layer="layout" svg:x1="1cm" svg:y1="16.2cm" svg:x2="2.5cm" svg:y2="16.2cm">
              <text:p/>
            </draw:line>
            <draw:line draw:style-name="gr10" draw:text-style-name="P2" draw:layer="layout" svg:x1="1.5cm" svg:y1="18.2cm" svg:x2="2.5cm" svg:y2="18.2cm">
              <text:p/>
            </draw:line>
            <draw:line draw:style-name="gr10" draw:text-style-name="P2" draw:layer="layout" svg:x1="1.5cm" svg:y1="13.7cm" svg:x2="1.5cm" svg:y2="20.2cm">
              <text:p/>
            </draw:line>
            <draw:line draw:style-name="gr9" draw:text-style-name="P2" draw:layer="layout" svg:x1="2cm" svg:y1="13.7cm" svg:x2="2cm" svg:y2="20.2cm">
              <text:p/>
            </draw:line>
          </draw:g>
          <draw:frame draw:style-name="gr7" draw:text-style-name="P7" draw:layer="layout" svg:width="2.4cm" svg:height="0.611cm" draw:transform="rotate (1.5707963267946) translate (0.93cm 20.2cm)">
            <draw:text-box>
              <text:p><text:span text:style-name="T6">Согласовано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16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9T10:48:17.76</meta:creation-date>
    <dc:date>2020-02-13T14:23:19.73</dc:date>
    <meta:editing-duration>PT12H58M31S</meta:editing-duration>
    <meta:editing-cycles>101</meta:editing-cycles>
    <meta:generator>OpenOffice/4.1.5$Win32 OpenOffice.org_project/415m1$Build-9789</meta:generator>
    <meta:print-date>2020-02-13T13:45:35.62</meta:print-date>
    <meta:document-statistic meta:object-count="63"/>
  </office:meta>
</office:document-meta>
</file>